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S Shell Dlg 2" svg:font-family="'MS Shell Dlg 2'"/>
    <style:font-face style:name="OpenSymbol" svg:font-family="OpenSymbol"/>
    <style:font-face style:name="Tahoma1" svg:font-family="Tahoma"/>
    <style:font-face style:name="Consolas1" svg:font-family="Consolas"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style:font-name="Trebuchet MS"/>
    </style:style>
    <style:style style:name="T3" style:family="text">
      <style:text-properties style:text-position="sub 58%"/>
    </style:style>
    <style:style style:name="T4" style:family="text">
      <style:text-properties style:text-position="sub 58%" fo:font-size="13pt"/>
    </style:style>
    <style:style style:name="T5" style:family="text">
      <style:text-properties style:text-position="0% 100%"/>
    </style:style>
    <style:style style:name="T6" style:family="text">
      <style:text-properties style:text-position="0% 100%" fo:font-size="9pt"/>
    </style:style>
    <style:style style:name="T7" style:family="text">
      <style:text-properties style:font-name="Symbol" fo:font-size="12pt" style:font-name-asian="Symbol" style:font-size-asian="12pt" style:font-name-complex="Symbol" style:font-size-complex="12pt"/>
    </style:style>
    <style:style style:name="T8" style:family="text">
      <style:text-properties style:font-name="Consolas1" fo:font-size="12pt" style:font-name-asian="Symbol" style:font-size-asian="12pt" style:font-name-complex="Symbol" style:font-size-complex="12pt"/>
    </style:style>
    <style:style style:name="T9" style:family="text">
      <style:text-properties style:font-name="Consolas1" fo:font-size="9pt" style:font-name-asian="Symbol" style:font-size-asian="9pt" style:font-name-complex="Symbol"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ela in Scheme-Hell</text:h>
      <text:p text:style-name="Text_20_body">Für Menschen mit Programmierkenntnissen schaut ein Scheme-Programm aus wie ein Buch mit sieben Siegeln.</text:p>
      <text:p text:style-name="Text_20_body">Wer die üblichen Programmstrukturen gewohnt ist, wird sie in Scheme vergeblich suchen. Unterprogramme, Funktionen, Variablendefinitionen gibt es in Scheme zwar auch, aber sie funktionieren anders als gewohnt und erwartet.</text:p>
      <text:p text:style-name="Text_20_body">Hier ein Beispiel für eine Scheme-Prozedur:</text:p>
      <text:p text:style-name="Preformatted_20_Text"><text:s text:c="2"/>(define number-&gt;string</text:p>
      <text:p text:style-name="Preformatted_20_Text"><text:s text:c="4"/>(let ((old-ns number-&gt;string)</text:p>
      <text:p text:style-name="Preformatted_20_Text"><text:s text:c="10"/>(string? string?))</text:p>
      <text:p text:style-name="Preformatted_20_Text"><text:s text:c="6"/>(lambda args</text:p>
      <text:p text:style-name="Preformatted_20_Text"><text:s text:c="8"/>(if (string? (car args))</text:p>
      <text:p text:style-name="Preformatted_20_Text"><text:s text:c="12"/>(car args)</text:p>
      <text:p text:style-name="Preformatted_20_Text"><text:s text:c="12"/>(apply old-ns args)))))</text:p>
      <text:p text:style-name="Preformatted_20_Text"/>
      <text:p text:style-name="Text_20_body">LiSP wird scherzhaft als „Lost in stupid parentheses“ bezeichnet. Das kann ich nur unterstreichen, die Häufung von Klammern wirkt auf den ersten Blick abschreckend. Überraschend ist, dass man nicht zur zu wenige Klammern setzen kann, sondern auch zu viele. Scheme reagiert sauer, wenn man zu viele Klammern setzt. In Pascal, C etc. kann man beliebig Strichpunkte, Klammern oder andere Zeichen einfügen, ohne dass der Compiler den Dienst verweigert. Fügt man hingegen in Scheme ein Klammernpaar zuviel hinzu, so kann der Ausdruck etwas ganz anderes bedeuten, dementsprechend fällt man auf die Nase.</text:p>
      <text:p text:style-name="Text_20_body">Woran ich zunächst verzweifelt bin, war der Umstand dass es keine expliziten Zuweisungen gibt. Auf was ein Unterprogramm macht, erschloss sich nicht auf den ersten Blick.</text:p>
      <text:p text:style-name="Text_20_body">Inzwischen glaube ich, es begriffen zu haben. Der letzte ausgewertete Ausdruck ergibt den Rückgabewert der Prozedur, wobei außerdem noch Side-Effects auftreten können. Diese Nebengeräusche können erwünscht sein oder unerwünscht, außerdem können sie öfter oder früher auftreten als erwartet.</text:p>
      <text:p text:style-name="Text_20_body">Eine Prozedur ohne Side-Effects wird Funktion genannt, beinahe so ähnlich wie in den gewohnten Programmiersprachen.</text:p>
      <text:p text:style-name="Text_20_body">Auch die polnische Notation bereitet Gewöhnungsschwierigkeiten. Schreib eine normale Programmiererin:</text:p>
      <text:p text:style-name="Preformatted_20_Text"><text:s text:c="2"/>a := b + c</text:p>
      <text:p text:style-name="Text_20_body">so heißt das in Scheme</text:p>
      <text:p text:style-name="Preformatted_20_Text"><text:s text:c="2"/>(define a ( + b c))</text:p>
      <text:p text:style-name="Preformatted_20_Text"/>
      <text:p text:style-name="Text_20_body">oder </text:p>
      <text:p text:style-name="Text_20_body"><text:s text:c="2"/>if a = b then begin <text:span text:style-name="T2">tu irgendwas</text:span> end else begin <text:span text:style-name="T2">tu was</text:span> anderes end</text:p>
      <text:p text:style-name="Text_20_body">oder so ähnlich, je nach verwendeter Programmiersprache. In Scheme schaut das etwa so aus:</text:p>
      <text:p text:style-name="Preformatted_20_Text"><text:s text:c="2"/>(if deeper-level? (begin</text:p>
      <text:p text:style-name="Preformatted_20_Text"><text:s text:c="21"/>(set! d (if (&lt; next-d 1) n next-d))</text:p>
      <text:p text:style-name="Preformatted_20_Text"><text:s text:c="21"/>(set! evt (extract-voice evt d deeper-level?))))</text:p>
      <text:p text:style-name="Preformatted_20_Text"/>
      <text:p text:style-name="Text_20_body">Das ist noch nicht das Abwegigste. Will man eine Schleife durchführen, so schreibt man normalerweise</text:p>
      <text:p text:style-name="Preformatted_20_Text"><text:s text:c="2"/>for i = 1 to n</text:p>
      <text:p text:style-name="Preformatted_20_Text"><text:s text:c="4"/>tu irgendwas</text:p>
      <text:p text:style-name="Preformatted_20_Text"><text:s text:c="2"/>end for</text:p>
      <text:p text:style-name="Text_20_body">Solche Konstruktionen gibt es in Scheme nicht, dafür müssen wir auf rekursive Aufrufe zurückgreifen, sogenannte t<text:span text:style-name="T1">ail calls</text:span>. Rekursive Aufrufe vermeide ich, wenn es geht, da diese den Keim der bei Programmiererinnen gefürchteten Endlosschleife beinhaltet. Natürlich kann man auch ohne rekursive Aufrufe Endlosschleifen programmieren, aber dafür muss man sich deutlich mehr anstrengen.</text:p>
      <text:p text:style-name="Preformatted_20_Text"><text:s text:c="2"/>(let countdown ((i 10))</text:p>
      <text:p text:style-name="Preformatted_20_Text"><text:s text:c="4"/>(if (= i 0) ’liftoff</text:p>
      <text:p text:style-name="Preformatted_20_Text"><text:s text:c="8"/>(begin</text:p>
      <text:p text:style-name="Preformatted_20_Text"><text:s text:c="9"/>(display i)</text:p>
      <text:p text:style-name="Preformatted_20_Text"><text:s text:c="9"/>(newline)</text:p>
      <text:p text:style-name="Vorfomratierter_20_Text_20_mit_20_Abstand"><text:s text:c="9"/>(countdown (- i 1)))))</text:p>
      <text:p text:style-name="Text_20_body">Ziemlich gewöhnungsbedürftig für mich, hier sieht man auch schön den Klammernwahnsinn Frescobaldi sei dank, der genau anzeigt, wann welche Klammer schließt.</text:p>
      <text:h text:style-name="Heading_20_2" text:outline-level="2"><text:soft-page-break/>Define, Lambda, Let oder Let it be?</text:h>
      <text:p text:style-name="Text_20_body">Großes Kopfzerbrechen bereitete mir die Definitionen von Unterprogrammen. Da gibt es kryptische Konstruktionen wie</text:p>
      <text:p text:style-name="Preformatted_20_Text">single =</text:p>
      <text:p text:style-name="Preformatted_20_Text">#(define-music-function (overrides music)</text:p>
      <text:p text:style-name="Preformatted_20_Text"><text:s text:c="3"/>(ly:music? ly:music?)</text:p>
      <text:p text:style-name="Preformatted_20_Text"><text:s text:c="3"/>(_i "Convert @var{overrides} to tweaks and apply them to @var{music}.</text:p>
      <text:p text:style-name="Preformatted_20_Text">This does not convert @code{\\revert}, @code{\\set} or @code{\\unset}.")</text:p>
      <text:p text:style-name="Preformatted_20_Text"><text:s text:c="3"/>(set! (ly:music-property music 'tweaks)</text:p>
      <text:p text:style-name="Preformatted_20_Text"><text:s text:c="9"/>(fold-some-music</text:p>
      <text:p text:style-name="Preformatted_20_Text"><text:s text:c="10"/>(lambda (m) (eq? (ly:music-property m 'name)</text:p>
      <text:p text:style-name="Preformatted_20_Text"><text:s text:c="27"/>'OverrideProperty))</text:p>
      <text:p text:style-name="Preformatted_20_Text"><text:s text:c="10"/>(lambda (m tweaks)</text:p>
      <text:p text:style-name="Preformatted_20_Text"><text:s text:c="12"/>(let ((p (cond</text:p>
      <text:p text:style-name="Preformatted_20_Text"><text:s text:c="22"/>((ly:music-property m 'grob-property #f) =&gt; list)</text:p>
      <text:p text:style-name="Preformatted_20_Text"><text:s text:c="22"/>(else</text:p>
      <text:p text:style-name="Preformatted_20_Text"><text:s text:c="23"/>(ly:music-property m 'grob-property-path)))))</text:p>
      <text:p text:style-name="Preformatted_20_Text"><text:s text:c="14"/>(acons (cons (ly:music-property m 'symbol) ;grob name</text:p>
      <text:p text:style-name="Preformatted_20_Text"><text:s text:c="27"/>(if (pair? (cdr p))</text:p>
      <text:p text:style-name="Preformatted_20_Text"><text:s text:c="31"/>p ;grob property path</text:p>
      <text:p text:style-name="Preformatted_20_Text"><text:s text:c="31"/>(car p))) ;grob property</text:p>
      <text:p text:style-name="Preformatted_20_Text"><text:s text:c="21"/>(ly:music-property m 'grob-value)</text:p>
      <text:p text:style-name="Preformatted_20_Text"><text:s text:c="21"/>tweaks)))</text:p>
      <text:p text:style-name="Preformatted_20_Text"><text:s text:c="10"/>(ly:music-property music 'tweaks)</text:p>
      <text:p text:style-name="Preformatted_20_Text"><text:s text:c="10"/>overrides))</text:p>
      <text:p text:style-name="Vorfomratierter_20_Text_20_mit_20_Abstand"><text:s text:c="3"/>music)</text:p>
      <text:p text:style-name="Text_20_body">Unterprogramme werden mit Lambda, Let oder Define definiert, wobei mehrere unterschiedlich aussehende Konstruktionen gleichwertig sind.</text:p>
      <text:p text:style-name="Text_20_body">Im Allgemeinen bezeichnet <text:span text:style-name="Teletype">lambda</text:span> eine Prozedur</text:p>
      <text:p text:style-name="Vorfomratierter_20_Text_20_mit_20_Abstand">(lambda (var<text:span text:style-name="T4">1</text:span> var<text:span text:style-name="T4">2</text:span> ...) body<text:span text:style-name="T4">1</text:span> body<text:span text:style-name="T4">2</text:span> ...)</text:p>
      <text:p text:style-name="Text_20_body">wobei <text:span text:style-name="Teletype">var</text:span><text:span text:style-name="Teletype"><text:span text:style-name="T3">n</text:span></text:span> <text:span text:style-name="T1">symbols</text:span> und <text:span text:style-name="Teletype">body</text:span><text:span text:style-name="Teletype"><text:span text:style-name="T3">n</text:span></text:span><text:span text:style-name="Teletype"> </text:span><text:span text:style-name="T1">expressions</text:span> sind. Konkret schaut das so aus:</text:p>
      <text:p text:style-name="Vorfomratierter_20_Text_20_mit_20_Abstand">((lambda (x) (+ x x)) (* 3 4))</text:p>
      <text:p text:style-name="Text_20_body">was einen Wert von 24 ergibt.</text:p>
      <text:p text:style-name="Text_20_body">Gleichbedeutend ist folgender Ausdruck:</text:p>
      <text:p text:style-name="Vorfomratierter_20_Text_20_mit_20_Abstand">(let (( var<text:span text:style-name="T4">1</text:span> expr<text:span text:style-name="Tief">1</text:span>) ( var<text:span text:style-name="Tief">2</text:span> expr<text:span text:style-name="Tief">2</text:span>) ...) body<text:span text:style-name="T4">1</text:span> body<text:span text:style-name="T4">2</text:span> ...)</text:p>
      <text:p text:style-name="Text_20_body">das würde in unserem konkreten Beispiel so aussehen:</text:p>
      <text:p text:style-name="Vorfomratierter_20_Text_20_mit_20_Abstand"><text:span text:style-name="T5">(let (( x </text:span><text:span text:style-name="T5">(* 3 4)</text:span><text:span text:style-name="T5">) ) (+ x x))</text:span></text:p>
      <text:p text:style-name="Standard">Wenn ich eine Prozedur mehrmals verwenden will, was üblicherweise Sinn und Zweck einer solchen ist, so benenne ich diese Prozedur.</text:p>
      <text:p text:style-name="Vorfomratierter_20_Text_20_mit_20_Abstand">(define lambda mein-prozedurname (var<text:span text:style-name="T4">1</text:span> var<text:span text:style-name="T4">2</text:span> ...) body<text:span text:style-name="T4">1</text:span> body<text:span text:style-name="T4">2</text:span> ...)</text:p>
      <text:p text:style-name="Standard">was gleichbedeutend mit dem folgenden Ausdruck ist:</text:p>
      <text:p text:style-name="Vorfomratierter_20_Text_20_mit_20_Abstand">(define (mein-prozedurname var<text:span text:style-name="T4">1</text:span> var<text:span text:style-name="T4">2 </text:span><text:span text:style-name="T6">...</text:span>)... body<text:span text:style-name="T4">1</text:span> body<text:span text:style-name="T4">2</text:span> ...)</text:p>
      <text:p text:style-name="Standard"><text:span text:style-name="Teletype">mein-prozedurname</text:span> muss natürlich genauso ein Symbol sein wie <text:span text:style-name="Teletype">var</text:span><text:span text:style-name="Tief">n</text:span>, es könnte genausogut <text:span text:style-name="Teletype">var</text:span><text:span text:style-name="Tief">0</text:span> heißen.</text:p>
      <text:p text:style-name="Standard">Es kommt noch bunter. Eine Prozedur kann drei verschiedene Möglichkeiten für Argumente haben.</text:p>
      <text:p text:style-name="Standard">Wenn ein Argument angegegeben wird, macht Scheme aus den Argumenten eine Liste und übergibt diese an die Prozedur. Werden mehrere Argumente angeführt, müssen genaus so viele übergeben werden wie definiert wurden. Wird die Argumentliste durch einen Punkt unterteilt, so müssen mindestens so viele Argumente vorhanden sein wie vor dem Punkt stehen, die nachfolgenden werden zu einer Liste zusammengefasst.</text:p>
      <text:p text:style-name="Vorfomratierter_20_Text_20_mit_20_Abstand">(define list (lambda x x))</text:p>
      <text:p text:style-name="Standard">erzeugt aus x eine Liste.</text:p>
      <text:p text:style-name="Vorfomratierter_20_Text_20_mit_20_Abstand">(list 'a 'b 'c) <text:span text:style-name="T7"> <text:s/></text:span><text:span text:style-name="T9">(a b c)</text:span></text:p>
      <text:p text:style-name="Standard"><text:soft-page-break/>Äquivalent sind</text:p>
      <text:p text:style-name="Vorformatiert_20_Abstand_20_vorher">(define <text:s/>mein-prozedurname</text:p>
      <text:p text:style-name="Preformatted_20_Text">(lambda var<text:span text:style-name="Tief">r</text:span></text:p>
      <text:p text:style-name="Vorfomratierter_20_Text_20_mit_20_Abstand">e1 e2 ...))</text:p>
      <text:p text:style-name="Standard">mit </text:p>
      <text:p text:style-name="Vorformatiert_20_Abstand_20_vorher">(define ( mein-prozedurname . var<text:span text:style-name="Tief">r</text:span>)</text:p>
      <text:p text:style-name="Vorfomratierter_20_Text_20_mit_20_Abstand">e1 e2 ...)</text:p>
      <text:p text:style-name="Standard">sowie</text:p>
      <text:p text:style-name="Vorformatiert_20_Abstand_20_vorher">(define <text:s/>mein-prozedurname</text:p>
      <text:p text:style-name="Preformatted_20_Text">(lambda (var<text:span text:style-name="Tief">1</text:span> ... var<text:span text:style-name="Tief">n</text:span> . var<text:span text:style-name="Tief">r</text:span>)</text:p>
      <text:p text:style-name="Vorfomratierter_20_Text_20_mit_20_Abstand">e1 e2 ...))</text:p>
      <text:p text:style-name="Standard">mit</text:p>
      <text:p text:style-name="Vorformatiert_20_Abstand_20_vorher">(define ( mein-prozedurname var<text:span text:style-name="Tief">1</text:span> ... var<text:span text:style-name="Tief">n</text:span> . var<text:span text:style-name="Tief">r</text:span>)</text:p>
      <text:p text:style-name="Vorfomratierter_20_Text_20_mit_20_Abstand">e1 e2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S Shell Dlg 2" svg:font-family="'MS Shell Dlg 2'"/>
    <style:font-face style:name="OpenSymbol" svg:font-family="OpenSymbol"/>
    <style:font-face style:name="Tahoma1" svg:font-family="Tahoma"/>
    <style:font-face style:name="Consolas1" svg:font-family="Consolas"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style>
    <style:style style:name="Preformatted_20_Text" style:display-name="Preformatted Text" style:family="paragraph" style:parent-style-name="Standard" style:class="html">
      <style:paragraph-properties fo:margin="100%" fo:margin-left="1cm" fo:margin-right="0cm" fo:margin-top="0cm" fo:margin-bottom="0cm" fo:text-indent="0cm" style:auto-text-indent="false"/>
      <style:text-properties style:font-name="Consolas" fo:font-size="9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Vorfomratierter_20_Text_20_mit_20_Abstand" style:display-name="Vorfomratierter Text mit Abstand" style:family="paragraph" style:parent-style-name="Preformatted_20_Text">
      <style:paragraph-properties fo:margin-top="0cm" fo:margin-bottom="0.4cm"/>
    </style:style>
    <style:style style:name="Vorformatiert_20_Abstand_20_vorher" style:display-name="Vorformatiert Abstand vorher" style:family="paragraph" style:parent-style-name="Preformatted_20_Text" style:next-style-name="Preformatted_20_Text">
      <style:paragraph-properties fo:margin-top="0.4cm" fo:margin-bottom="0cm"/>
    </style:style>
    <style:style style:name="Teletype" style:family="text">
      <style:text-properties style:font-name="Courier New" fo:font-size="10pt"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Tief" style:family="text">
      <style:text-properties style:text-position="sub 58%" style:font-name="Consolas" fo:font-size="13pt" fo:language="zxx" fo:country="none" style:font-name-asian="MS PGothic" style:font-size-asian="10pt" style:language-asian="zxx" style:country-asian="none" style:font-name-complex="Courier New" style:font-size-complex="10pt"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5M6S</meta:editing-duration>
    <meta:editing-cycles>93</meta:editing-cycles>
    <meta:generator>OpenOffice.org/3.4.1$Win32 OpenOffice.org_project/341m1$Build-9593</meta:generator>
    <dc:date>2016-03-19T20:53:40.68</dc:date>
    <meta:document-statistic meta:table-count="0" meta:image-count="0" meta:object-count="0" meta:page-count="3" meta:paragraph-count="96" meta:word-count="805" meta:character-count="5920"/>
    <meta:user-defined meta:name="Info 1"/>
    <meta:user-defined meta:name="Info 2"/>
    <meta:user-defined meta:name="Info 3"/>
    <meta:user-defined meta:name="Info 4"/>
  </office:meta>
</office:document-meta>
</file>